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 style:font-size-complex="12pt"/>
    </style:style>
    <style:style style:name="P2" style:family="paragraph" style:parent-style-name="Standard">
      <style:paragraph-properties fo:text-align="center" style:justify-single-word="false"/>
      <style:text-properties style:font-name="Times New Roman" fo:font-size="15pt" fo:font-weight="bold" style:font-size-asian="15pt" style:font-weight-asian="bold" style:font-name-complex="Times New Roman" style:font-size-complex="15pt" style:font-weight-complex="bold"/>
    </style:style>
    <style:style style:name="P3" style:family="paragraph" style:parent-style-name="Standard">
      <style:paragraph-properties fo:margin-left="0in" fo:margin-right="0in" fo:text-indent="0in" style:auto-text-indent="false"/>
      <style:text-properties style:font-name="Times New Roman" fo:font-size="12pt" fo:font-weight="bold" style:font-size-asian="12pt" style:font-weight-asian="bold" style:font-name-complex="Times New Roman" style:font-size-complex="12pt" style:font-weight-complex="bold"/>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5" style:family="paragraph" style:parent-style-name="Standard">
      <style:paragraph-properties fo:margin-left="0in" fo:margin-right="0in" fo:text-align="justify" style:justify-single-word="false" fo:text-indent="0in" style:auto-text-indent="false">
        <style:tab-stops>
          <style:tab-stop style:position="0.25in"/>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6" style:family="paragraph" style:parent-style-name="Standard">
      <style:paragraph-properties fo:margin-left="0in" fo:margin-right="0in" fo:text-align="center" style:justify-single-word="false" fo:text-indent="0in" style:auto-text-indent="false"/>
      <style:text-properties style:font-name="Times New Roman" fo:font-size="15pt" fo:font-weight="bold" style:font-size-asian="15pt" style:font-weight-asian="bold" style:font-name-complex="Times New Roman" style:font-size-complex="15pt" style:font-weight-complex="bold"/>
    </style:style>
    <style:style style:name="P7"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8" style:family="paragraph" style:parent-style-name="Standard">
      <style:paragraph-properties fo:margin-left="0in" fo:margin-right="0in" fo:text-indent="0in" style:auto-text-indent="false"/>
      <style:text-properties fo:font-size="12pt" style:font-size-asian="12pt" style:font-size-complex="12pt"/>
    </style:style>
    <style:style style:name="P9" style:family="paragraph" style:parent-style-name="Text_20_body">
      <style:text-properties fo:font-size="12pt" style:font-size-asian="12pt" style:font-size-complex="12pt"/>
    </style:style>
    <style:style style:name="P10" style:family="paragraph" style:parent-style-name="Standard">
      <style:text-properties style:font-name="Times New Roman" fo:font-size="12pt" style:font-size-asian="12pt" style:font-name-complex="Times New Roman" style:font-size-complex="12pt"/>
    </style:style>
    <style:style style:name="P1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0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3" style:family="paragraph" style:parent-style-name="Standard" style:list-style-name="L1">
      <style:paragraph-properties fo:margin-left="0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4" style:family="paragraph" style:parent-style-name="Standard" style:list-style-name="L2">
      <style:paragraph-properties fo:margin-left="0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5" style:family="paragraph" style:parent-style-name="Standard" style:list-style-name="L3">
      <style:paragraph-properties fo:margin-left="0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6" style:family="paragraph" style:parent-style-name="Standard">
      <style:paragraph-properties fo:margin-left="0in" fo:margin-right="0in" fo:text-indent="0in" style:auto-text-indent="false"/>
      <style:text-properties style:font-name="Times New Roman" fo:font-size="12pt" fo:font-weight="normal" style:font-size-asian="12pt" style:language-asian="ko" style:country-asian="KR" style:font-weight-asian="normal" style:font-name-complex="Times New Roman" style:font-size-complex="12pt" style:font-weight-complex="normal"/>
    </style:style>
    <style:style style:name="P17" style:family="paragraph" style:parent-style-name="Standard">
      <style:paragraph-properties fo:margin-left="0in" fo:margin-right="0in" fo:text-indent="0in" style:auto-text-indent="false"/>
      <style:text-properties style:font-name="Times New Roman" fo:font-size="12pt" fo:font-weight="bold" style:font-size-asian="12pt" style:font-weight-asian="bold" style:font-name-complex="Times New Roman" style:font-size-complex="12pt" style:font-weight-complex="bold"/>
    </style:style>
    <style:style style:name="T1" style:family="text">
      <style:text-properties style:font-name="Times New Roman" style:font-name-complex="Times New Roman"/>
    </style:style>
    <style:style style:name="T2" style:family="text">
      <style:text-properties style:font-name="Times New Roman" fo:font-style="italic" style:font-style-asian="italic" style:font-name-complex="Times New Roman"/>
    </style:style>
    <style:style style:name="T3" style:family="text">
      <style:text-properties style:font-name="Times New Roman" fo:font-weight="normal" style:font-name-asian="TimesNewRomanPSMT" style:font-weight-asian="normal" style:font-name-complex="Times New Roman" style:font-weight-complex="normal"/>
    </style:style>
    <style:style style:name="T4" style:family="text">
      <style:text-properties style:font-name="Times New Roman" style:language-asian="ko" style:country-asian="KR" style:font-name-complex="Times New Roman"/>
    </style:style>
    <style:style style:name="T5" style:family="text">
      <style:text-properties style:font-name="TimesNewRomanPSMT" fo:font-weight="normal" style:font-name-asian="TimesNewRomanPSMT" style:font-weight-asian="normal" style:font-name-complex="TimesNewRomanPSMT" style:font-weight-complex="normal"/>
    </style:style>
    <style:style style:name="T6" style:family="text">
      <style:text-properties style:font-name="TimesNewRomanPSMT" fo:font-weight="normal" style:font-name-asian="TimesNewRomanPSMT" style:language-asian="ko" style:country-asian="KR" style:font-weight-asian="normal" style:font-name-complex="TimesNewRomanPSMT" style:font-weight-complex="normal"/>
    </style:style>
    <style:style style:name="T7" style:family="text">
      <style:text-properties style:language-asian="ko" style:country-asian="K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nal Project Requirement Document</text:p>
      <text:p text:style-name="P2">Michael Park, Jack Zhao</text:p>
      <text:p text:style-name="P6">03/10/16</text:p>
      <text:p text:style-name="P6"/>
      <text:p text:style-name="P3">1. Overview</text:p>
      <text:list xml:id="list5753419626249694887" text:style-name="L1">
        <text:list-item>
          <text:list>
            <text:list-header>
              <text:p text:style-name="P13">1.1. Objectives: Why are we doing this project? What is the purpose?</text:p>
            </text:list-header>
          </text:list>
        </text:list-item>
      </text:list>
      <text:p text:style-name="P8"><text:span text:style-name="T3"><text:tab/></text:span><text:span text:style-name="T5">The objectives of this project are to design, build and test a</text:span><text:span text:style-name="T6">n embedded system</text:span><text:span text:style-name="T5">. Educationally, </text:span><text:span text:style-name="T6">we are learning how to create a stand-alone system using PCB. It also serves as a comprehensive review of the materials we learned throughout this semester, such as Speaker, LCD, switch interfacing. Our goal is to create a stand-alone smart display system.</text:span></text:p>
      <text:p text:style-name="P12"/>
      <text:list xml:id="list8457362976728357946" text:style-name="L2">
        <text:list-item>
          <text:list>
            <text:list-header>
              <text:p text:style-name="P14">1.2. Roles and Responsibilities: Who will do what? <text:s/>Who are the clients?</text:p>
            </text:list-header>
          </text:list>
        </text:list-item>
      </text:list>
      <text:p text:style-name="P12"><text:tab/><text:span text:style-name="T7">The client is our TA Mahesh. Michael and Jack will deisgn the smart display system together. Michael will design the PCB and work on system software. Jack will work on Wifi module and data acquisition through web services. Together Michael and Jack will integrate the engire system.</text:span></text:p>
      <text:p text:style-name="P12"/>
      <text:list xml:id="list8718445992190628530" text:style-name="L3">
        <text:list-item>
          <text:list>
            <text:list-header>
              <text:p text:style-name="P15">1.3. Interactions with Existing Systems: Include this if you are connecting to another board</text:p>
            </text:list-header>
          </text:list>
        </text:list-item>
      </text:list>
      <text:p text:style-name="P16"><text:tab/>Our system will be connected to a wifi board. It will be connected to an LCD (could be touch screen), and a speaker.</text:p>
      <text:p text:style-name="P16"><text:tab/></text:p>
      <text:p text:style-name="P3">2. Function Description</text:p>
      <text:p text:style-name="P11"><text:span text:style-name="T1">2.1. Functionality: What will the system do precisely?</text:span></text:p>
      <text:p text:style-name="P11"><text:span text:style-name="T1"><text:tab/></text:span><text:span text:style-name="T4">The system is a stand-alone display device used for social media notifications, scheduler, and an alaram. More precisely, it will be placed on a desk and display time, any important schedule, social media updates all in one. It will pull data from SNS such as twitter, facebook, and google. </text:span></text:p>
      <text:p text:style-name="P11"><text:span text:style-name="T1"/></text:p>
      <text:p text:style-name="P11"><text:span text:style-name="T1">2.4. Performance: Define the measures and describe how they will be determined.</text:span></text:p>
      <text:p text:style-name="P11"><text:span text:style-name="T1"><text:tab/></text:span><text:span text:style-name="T4">The performance will be measured based on the time it takes to retreive data from a server and data loss.</text:span></text:p>
      <text:p text:style-name="P11"><text:span text:style-name="T1"/></text:p>
      <text:p text:style-name="P12">2.5. Usability: Describe the interfaces. Be quantitative if possible.</text:p>
      <text:p text:style-name="P12"><text:tab/><text:span text:style-name="T7">Our system will be interfaced with a wifi module. It will also be interfaced to an LCD screen using SSI and to a speaker. Our speaker circuit will include a DAC and an audio amplifer so that the device can play a song for the alarm. We might have an input device depending on how we want our system to be.</text:span></text:p>
      <text:p text:style-name="P12"/>
      <text:p text:style-name="P7"><text:span text:style-name="T1">3. Deliverables</text:span><text:span text:style-name="T2"> </text:span></text:p>
      <text:p text:style-name="P12">3.1. Reports: Simply state the reports for Labs 7 and 11 will be written</text:p>
      <text:p text:style-name="P12"><text:tab/>Reports for Labs 7 and 11 will be written.</text:p>
      <text:p text:style-name="P12"/>
      <text:p text:style-name="P4">3.2. Outcomes: Simply copy/paste the Lab 7 and Lab 11 deliverables.</text:p>
      <text:p text:style-name="P4">Lab7:</text:p>
      <text:p text:style-name="P4"><text:tab/>A) Objectives </text:p>
      <text:p text:style-name="P1"><text:tab/><text:tab/>1-page requirements document</text:p>
      <text:p text:style-name="P9"><text:tab/>B) Hardware Design</text:p>
      <text:p text:style-name="P9"><text:s/><text:tab/><text:tab/>Regular circuit diagram (SCH file)</text:p>
      <text:p text:style-name="P9"><text:tab/><text:tab/>PCB layout and three printouts (top, bottom and combined) </text:p>
      <text:p text:style-name="P1"><text:tab/>C) Software Design </text:p>
      <text:p text:style-name="P1"><text:tab/><text:tab/>Include the requirements document (Preparation a)</text:p>
      <text:p text:style-name="P1"><text:soft-page-break/><text:tab/>D) Measurement Data </text:p>
      <text:p text:style-name="P1"><text:tab/><text:tab/>Give the estimated current (Procedure d)</text:p>
      <text:p text:style-name="P1"><text:tab/><text:tab/>Give the estimated cost (Procedure e)</text:p>
      <text:p text:style-name="P4"><text:tab/>E) Analysis and Discussion (none)</text:p>
      <text:p text:style-name="P4">Lab11:</text:p>
      <text:p text:style-name="P1"><text:tab/>A) Objectives </text:p>
      <text:p text:style-name="P1"><text:tab/><text:tab/>2-page requirements document</text:p>
      <text:p text:style-name="P1"><text:tab/>B) Hardware Design</text:p>
      <text:p text:style-name="P1"><text:tab/><text:tab/> Detailed circuit diagram of the system (from Lab 7)</text:p>
      <text:p text:style-name="P1"><text:tab/>C) Software Design (no software printout in the report)</text:p>
      <text:p text:style-name="P1"><text:tab/><text:tab/>Briefly explain how your software works <text:s/>(1/2 page maximum)</text:p>
      <text:p text:style-name="P1"><text:tab/>D) Measurement Data </text:p>
      <text:p text:style-name="P1"><text:tab/><text:tab/>Include data as appropriate for your system. Explain how the data was collected.</text:p>
      <text:p text:style-name="P1"><text:tab/>E) Analysis and Discussion (none). The YouTube video is required</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42M59S</meta:editing-duration>
    <meta:editing-cycles>22</meta:editing-cycles>
    <meta:generator>OpenOffice/4.1.1$Win32 OpenOffice.org_project/411m6$Build-9775</meta:generator>
    <dc:date>2016-03-09T14:57:34.65</dc:date>
    <meta:document-statistic meta:table-count="0" meta:image-count="0" meta:object-count="0" meta:page-count="2" meta:paragraph-count="44" meta:word-count="488" meta:character-count="2971"/>
    <meta:user-defined meta:name="Info 1"/>
    <meta:user-defined meta:name="Info 2"/>
    <meta:user-defined meta:name="Info 3"/>
    <meta:user-defined meta:name="Info 4"/>
  </office:meta>
</office:document-meta>
</file>